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90000295700001B90BDC3F30C.svm"/>
  <manifest:file-entry manifest:media-type="" manifest:full-path="Pictures/2000004F000011EA00000DC8B640F324.svm"/>
  <manifest:file-entry manifest:media-type="" manifest:full-path="Pictures/200000D30000345E00000B06591FFFA0.svm"/>
  <manifest:file-entry manifest:media-type="" manifest:full-path="Pictures/200000190000108900001089E734CF6C.svm"/>
  <manifest:file-entry manifest:media-type="" manifest:full-path="Pictures/200000610000108900001089183194E7.svm"/>
  <manifest:file-entry manifest:media-type="" manifest:full-path="Pictures/2000002500001089000010890A90971C.svm"/>
  <manifest:file-entry manifest:media-type="" manifest:full-path="Pictures/200000A30000295700000B06702CA07D.svm"/>
  <manifest:file-entry manifest:media-type="" manifest:full-path="Pictures/200000CE00002957000023D4EB5A7934.svm"/>
  <manifest:file-entry manifest:media-type="" manifest:full-path="Pictures/20000037000018CE00000DC8CF8DBB2C.svm"/>
  <manifest:file-entry manifest:media-type="" manifest:full-path="Pictures/2000008500000B0600001B9078018D7D.svm"/>
  <manifest:file-entry manifest:media-type="" manifest:full-path="Pictures/200000AF0000303B00000B066DA1EF5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Footer">
      <style:text-properties fo:font-size="12pt" officeooo:rsid="00506384" officeooo:paragraph-rsid="00506384" style:font-size-asian="10.5pt" style:font-size-complex="12pt"/>
    </style:style>
    <style:style style:name="P3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ea819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0328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06384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2076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3e3e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5050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521d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53c7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71b9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8d56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9788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b228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dce0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e358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f38b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fb2c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6054f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616ef3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620dc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6287f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63598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ea819" officeooo:paragraph-rsid="004ea81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ea819" officeooo:paragraph-rsid="0050328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0328d" officeooo:paragraph-rsid="0050328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06384" officeooo:paragraph-rsid="0050638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20769" officeooo:paragraph-rsid="0052076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ed" officeooo:paragraph-rsid="0053e3e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ed" officeooo:paragraph-rsid="00550502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50502" officeooo:paragraph-rsid="0055050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50502" officeooo:paragraph-rsid="00571b9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521d1" officeooo:paragraph-rsid="005521d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521d1" officeooo:paragraph-rsid="00571b9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71b9d" officeooo:paragraph-rsid="00571b9d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8d562" officeooo:paragraph-rsid="0058d562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97888" officeooo:paragraph-rsid="00597888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b2284" officeooo:paragraph-rsid="005b228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dce03" officeooo:paragraph-rsid="005dce03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e3583" officeooo:paragraph-rsid="005e3583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f38bf" officeooo:paragraph-rsid="005f38bf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fb2cb" officeooo:paragraph-rsid="005fb2cb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054f2" officeooo:paragraph-rsid="006054f2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16ef3" officeooo:paragraph-rsid="006054f2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16ef3" officeooo:paragraph-rsid="00616ef3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20dc7" officeooo:paragraph-rsid="00620dc7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287f8" officeooo:paragraph-rsid="006287f8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63598e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Math_20_text">
      <style:text-properties fo:color="#666666" style:text-position="0% 100%" fo:font-size="12pt" fo:font-style="normal" style:text-underline-style="none" fo:font-weight="normal" officeooo:rsid="004c97ca" officeooo:paragraph-rsid="00520769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Math_20_text">
      <style:text-properties fo:color="#666666" style:text-position="0% 100%" fo:font-size="12pt" fo:font-style="normal" style:text-underline-style="none" fo:font-weight="normal" officeooo:rsid="004c97ca" officeooo:paragraph-rsid="00550502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Math_20_text">
      <style:text-properties fo:color="#666666" style:text-position="0% 100%" fo:font-size="12pt" fo:font-style="normal" style:text-underline-style="none" fo:font-weight="normal" officeooo:rsid="00520769" officeooo:paragraph-rsid="00520769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Math_20_text">
      <style:text-properties fo:color="#666666" style:text-position="0% 100%" fo:font-size="12pt" fo:font-style="normal" style:text-underline-style="none" fo:font-weight="normal" officeooo:rsid="00550502" officeooo:paragraph-rsid="00550502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20769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71b9d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fb2cb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97888" officeooo:paragraph-rsid="00597888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dce03" officeooo:paragraph-rsid="005dce03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6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688467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054f2" officeooo:paragraph-rsid="00688467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20dc7" officeooo:paragraph-rsid="00620dc7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63598e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6ca5d9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8a45d" officeooo:paragraph-rsid="006ca5d9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287f8" officeooo:paragraph-rsid="006287f8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8a45d" officeooo:paragraph-rsid="006ca5d9" style:font-size-asian="12pt" style:font-style-asian="normal" style:font-weight-asian="normal" style:font-size-complex="12pt" style:font-style-complex="normal" style:font-weight-complex="normal"/>
    </style:style>
    <style:style style:name="P68" style:family="paragraph">
      <style:paragraph-properties fo:text-align="center"/>
    </style:style>
    <style:style style:name="T1" style:family="text">
      <style:text-properties officeooo:rsid="00506384"/>
    </style:style>
    <style:style style:name="T2" style:family="text">
      <style:text-properties officeooo:rsid="004d39bb"/>
    </style:style>
    <style:style style:name="T3" style:family="text">
      <style:text-properties officeooo:rsid="004ea819"/>
    </style:style>
    <style:style style:name="T4" style:family="text">
      <style:text-properties officeooo:rsid="0050328d"/>
    </style:style>
    <style:style style:name="T5" style:family="text">
      <style:text-properties fo:color="#999999" officeooo:rsid="00571b9d"/>
    </style:style>
    <style:style style:name="T6" style:family="text">
      <style:text-properties fo:color="#999999" officeooo:rsid="00550502"/>
    </style:style>
    <style:style style:name="T7" style:family="text">
      <style:text-properties fo:color="#999999" officeooo:rsid="0058d562"/>
    </style:style>
    <style:style style:name="T8" style:family="text">
      <style:text-properties fo:color="#999999" officeooo:rsid="00597888"/>
    </style:style>
    <style:style style:name="T9" style:family="text">
      <style:text-properties fo:color="#999999" officeooo:rsid="005e3583"/>
    </style:style>
    <style:style style:name="T10" style:family="text">
      <style:text-properties fo:color="#999999" officeooo:rsid="00620dc7"/>
    </style:style>
    <style:style style:name="T11" style:family="text">
      <style:text-properties fo:color="#999999" officeooo:rsid="006287f8"/>
    </style:style>
    <style:style style:name="T12" style:family="text">
      <style:text-properties fo:color="#999999" style:text-position="super 58%" officeooo:rsid="006287f8"/>
    </style:style>
    <style:style style:name="T13" style:family="text">
      <style:text-properties fo:color="#999999" officeooo:rsid="006ca5d9"/>
    </style:style>
    <style:style style:name="T14" style:family="text">
      <style:text-properties fo:color="#999999" officeooo:rsid="0068a45d"/>
    </style:style>
    <style:style style:name="T15" style:family="text">
      <style:text-properties fo:color="#666666" officeooo:rsid="004ea819"/>
    </style:style>
    <style:style style:name="T16" style:family="text">
      <style:text-properties fo:color="#666666" officeooo:rsid="00506384"/>
    </style:style>
    <style:style style:name="T17" style:family="text">
      <style:text-properties fo:color="#666666" officeooo:rsid="00520769"/>
    </style:style>
    <style:style style:name="T18" style:family="text">
      <style:text-properties fo:color="#4c4c4c" officeooo:rsid="004ea819"/>
    </style:style>
    <style:style style:name="T19" style:family="text">
      <style:text-properties officeooo:rsid="00520769"/>
    </style:style>
    <style:style style:name="T20" style:family="text">
      <style:text-properties style:text-position="super 58%" officeooo:rsid="00520769"/>
    </style:style>
    <style:style style:name="T21" style:family="text">
      <style:text-properties style:text-position="super 58%" officeooo:rsid="00550502"/>
    </style:style>
    <style:style style:name="T22" style:family="text">
      <style:text-properties style:text-position="super 58%" officeooo:rsid="005521d1"/>
    </style:style>
    <style:style style:name="T23" style:family="text">
      <style:text-properties style:text-position="super 58%" officeooo:rsid="00571b9d"/>
    </style:style>
    <style:style style:name="T24" style:family="text">
      <style:text-properties style:text-position="super 58%" officeooo:rsid="005b2284"/>
    </style:style>
    <style:style style:name="T25" style:family="text">
      <style:text-properties style:font-name="DejaVu Serif" officeooo:rsid="00520769"/>
    </style:style>
    <style:style style:name="T26" style:family="text">
      <style:text-properties officeooo:rsid="0053e3ed"/>
    </style:style>
    <style:style style:name="T27" style:family="text">
      <style:text-properties officeooo:rsid="00550502"/>
    </style:style>
    <style:style style:name="T28" style:family="text">
      <style:text-properties officeooo:rsid="005521d1"/>
    </style:style>
    <style:style style:name="T29" style:family="text">
      <style:text-properties officeooo:rsid="00553c7e"/>
    </style:style>
    <style:style style:name="T30" style:family="text">
      <style:text-properties officeooo:rsid="00571b9d"/>
    </style:style>
    <style:style style:name="T31" style:family="text">
      <style:text-properties officeooo:rsid="0058d562"/>
    </style:style>
    <style:style style:name="T32" style:family="text">
      <style:text-properties officeooo:rsid="00597888"/>
    </style:style>
    <style:style style:name="T33" style:family="text">
      <style:text-properties officeooo:rsid="005b2284"/>
    </style:style>
    <style:style style:name="T34" style:family="text">
      <style:text-properties officeooo:rsid="005dce03"/>
    </style:style>
    <style:style style:name="T35" style:family="text">
      <style:text-properties officeooo:rsid="005e3583"/>
    </style:style>
    <style:style style:name="T36" style:family="text">
      <style:text-properties style:text-position="sub 58%" officeooo:rsid="005e3583"/>
    </style:style>
    <style:style style:name="T37" style:family="text">
      <style:text-properties style:text-position="sub 58%" officeooo:rsid="005f38bf"/>
    </style:style>
    <style:style style:name="T38" style:family="text">
      <style:text-properties style:text-position="sub 58%" officeooo:rsid="005fb2cb"/>
    </style:style>
    <style:style style:name="T39" style:family="text">
      <style:text-properties style:text-position="sub 58%" officeooo:rsid="006054f2"/>
    </style:style>
    <style:style style:name="T40" style:family="text">
      <style:text-properties style:text-position="sub 58%" officeooo:rsid="0063598e"/>
    </style:style>
    <style:style style:name="T41" style:family="text">
      <style:text-properties officeooo:rsid="005f38bf"/>
    </style:style>
    <style:style style:name="T42" style:family="text">
      <style:text-properties officeooo:rsid="005fb2cb"/>
    </style:style>
    <style:style style:name="T43" style:family="text">
      <style:text-properties style:text-underline-style="solid" style:text-underline-width="auto" style:text-underline-color="font-color" officeooo:rsid="005fb2cb"/>
    </style:style>
    <style:style style:name="T44" style:family="text">
      <style:text-properties officeooo:rsid="006054f2"/>
    </style:style>
    <style:style style:name="T45" style:family="text">
      <style:text-properties officeooo:rsid="00616ef3"/>
    </style:style>
    <style:style style:name="T46" style:family="text">
      <style:text-properties officeooo:rsid="00620dc7"/>
    </style:style>
    <style:style style:name="T47" style:family="text">
      <style:text-properties officeooo:rsid="006287f8"/>
    </style:style>
    <style:style style:name="T48" style:family="text">
      <style:text-properties officeooo:rsid="0063598e"/>
    </style:style>
    <style:style style:name="T49" style:family="text">
      <style:text-properties officeooo:rsid="0065f9da"/>
    </style:style>
    <style:style style:name="T50" style:family="text">
      <style:text-properties officeooo:rsid="00688467"/>
    </style:style>
    <style:style style:name="T51" style:family="text">
      <style:text-properties officeooo:rsid="00698c2d"/>
    </style:style>
    <style:style style:name="T52" style:family="text">
      <style:text-properties officeooo:rsid="006ca5d9"/>
    </style:style>
    <style:style style:name="T53" style:family="text">
      <style:text-properties officeooo:rsid="0068a45d"/>
    </style:style>
    <style:style style:name="T54" style:family="text">
      <style:text-properties officeooo:rsid="00694ad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098in" draw:fill="none" draw:textarea-vertical-align="middle" draw:auto-grow-height="false" fo:min-height="0.5201in" fo:min-width="0.346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20<text:span text:style-name="T2">11</text:span>-(<text:span text:style-name="T2">02</text:span>)<text:span text:style-name="T2">feb</text:span>-<text:span text:style-name="T2">02</text:span>: dag <text:span text:style-name="T2">5</text:span></text:h>
      <text:p text:style-name="P3"/>
      <text:p text:style-name="P25"><draw:frame draw:style-name="fr1" draw:name="graphics1" text:anchor-type="paragraph" svg:x="4.848in" svg:y="0.0173in" svg:width="1.6665in" svg:height="1.6665in" draw:z-index="0"><draw:image xlink:href="Pictures/2000002500001089000010890A90971C.svm" xlink:type="simple" xlink:show="embed" xlink:actuate="onLoad"/></draw:frame>Flera beteckningar för mängdbegrepp</text:p>
      <text:p text:style-name="P25"/>
      <text:p text:style-name="P25"/>
      <text:p text:style-name="P4"><text:span text:style-name="T3">x ∈ A<text:tab/><text:tab/>x är ett element i A</text:span><text:span text:style-name="T4">.</text:span></text:p>
      <text:p text:style-name="P25"/>
      <text:p text:style-name="P4"><text:span text:style-name="T3">y ∉ A<text:tab/><text:tab/>y är inte ett element i A</text:span><text:span text:style-name="T4">.</text:span></text:p>
      <text:p text:style-name="P25"/>
      <text:p text:style-name="P25"/>
      <text:p text:style-name="P25"/>
      <text:p text:style-name="P25"/>
      <text:p text:style-name="P4"><draw:frame draw:style-name="fr1" draw:name="graphics2" text:anchor-type="paragraph" svg:x="4.8583in" svg:y="0.0311in" svg:width="1.6665in" svg:height="1.6665in" draw:z-index="1"><draw:image xlink:href="Pictures/200000190000108900001089E734CF6C.svm" xlink:type="simple" xlink:show="embed" xlink:actuate="onLoad"/></draw:frame><text:span text:style-name="T3">A ⊆ B<text:tab/><text:tab/>A är en delmängd till B; A kan vara B</text:span><text:span text:style-name="T4">.</text:span></text:p>
      <text:p text:style-name="P4"><text:span text:style-name="T3"><text:tab/><text:tab/>x ∈ A ⇒ x ∈ B<text:tab/></text:span><text:span text:style-name="T15">( <text:s/>x ∈ B <text:s/>∀ <text:s/>x ∈ A <text:s/>)</text:span></text:p>
      <text:p text:style-name="P4"><text:span text:style-name="T3"><text:tab/><text:tab/></text:span><text:span text:style-name="T18">∃ x ∈ B : x ∈ A</text:span></text:p>
      <text:p text:style-name="P25"/>
      <text:p text:style-name="P26">A ⊂ B<text:tab/><text:tab/>A är en delmängd (äkta delmängd) till B;</text:p>
      <text:p text:style-name="P5"><text:span text:style-name="T4"><text:tab/><text:tab/></text:span><text:span text:style-name="T3">A kan inte vara B</text:span><text:span text:style-name="T4">.</text:span></text:p>
      <text:p text:style-name="P4"><text:span text:style-name="T3"><text:tab/><text:tab/></text:span><text:span text:style-name="T18">∃ x ∈ B : x ∈ A, <text:s/>∃ x ∈ B : x ∉ A</text:span></text:p>
      <text:p text:style-name="P25"/>
      <text:p text:style-name="P25"/>
      <text:p text:style-name="P25"><draw:frame draw:style-name="fr1" draw:name="graphics3" text:anchor-type="paragraph" svg:x="4.8272in" svg:y="0.1354in" svg:width="1.6665in" svg:height="1.6665in" draw:z-index="2"><draw:image xlink:href="Pictures/200000610000108900001089183194E7.svm" xlink:type="simple" xlink:show="embed" xlink:actuate="onLoad"/></draw:frame></text:p>
      <text:p text:style-name="P27">|A|<text:tab/><text:tab/>Antalet element i A</text:p>
      <text:p text:style-name="P27"><text:tab/><text:tab/>A:s kardinalitet (ordning)</text:p>
      <text:p text:style-name="P27"/>
      <text:p text:style-name="P27"/>
      <text:p text:style-name="P27">|∅| = 0<text:tab/>|{∅}| = 1</text:p>
      <text:p text:style-name="P27"/>
      <text:p text:style-name="P27"/>
      <text:p text:style-name="P27"/>
      <text:p text:style-name="P27"/>
      <text:p text:style-name="P27"/>
      <text:p text:style-name="P28">Operationer på mängder</text:p>
      <text:p text:style-name="P28"/>
      <text:p text:style-name="P28">A ∪ B<text:tab/><text:tab/>Unionen av A och B</text:p>
      <text:p text:style-name="P6"><text:span text:style-name="T1"><text:tab/><text:tab/>{x | <text:s/>x </text:span><text:span text:style-name="T3">∈ A</text:span><text:span text:style-name="T1"> <text:s/>∨ <text:s/>x </text:span><text:span text:style-name="T3">∈ B</text:span><text:span text:style-name="T1">}</text:span></text:p>
      <text:p text:style-name="P28"><text:tab/><text:tab/></text:p>
      <text:p text:style-name="P28"/>
      <text:p text:style-name="P28">A ∩ B<text:tab/><text:tab/>Snittet (skärningen) av A och B</text:p>
      <text:p text:style-name="P6"><text:span text:style-name="T1"><text:tab/><text:tab/>{x | <text:s/>x </text:span><text:span text:style-name="T3">∈ A</text:span><text:span text:style-name="T1"> <text:s/>∧ <text:s/>x </text:span><text:span text:style-name="T3">∈ B</text:span><text:span text:style-name="T1">}</text:span></text:p>
      <text:p text:style-name="P28"/>
      <text:p text:style-name="P6"><text:span text:style-name="T1">A \ B<text:tab/><text:tab/>Differansmängden</text:span><text:span text:style-name="T16"> (differansen mellan A och B)</text:span></text:p>
      <text:p text:style-name="P6"><text:span text:style-name="T1"><text:tab/><text:tab/>{x | <text:s/>x </text:span><text:span text:style-name="T3">∈ A</text:span><text:span text:style-name="T1"> <text:s/>∧ <text:s/>x </text:span><text:span text:style-name="T3">∉ B</text:span><text:span text:style-name="T1">}</text:span></text:p>
      <text:p text:style-name="P6"/>
      <text:p text:style-name="P54"><draw:frame draw:style-name="fr1" draw:name="graphics4" text:anchor-type="paragraph" svg:x="2.7543in" svg:y="0.0291in" svg:width="4.1665in" svg:height="3.611in" draw:z-index="3"><draw:image xlink:href="Pictures/200000CE00002957000023D4EB5A7934.svm" xlink:type="simple" xlink:show="embed" xlink:actuate="onLoad"/></draw:frame><text:span text:style-name="T19">A</text:span><text:span text:style-name="T20">C</text:span><text:span text:style-name="T19"><text:tab/>Komplementmängden</text:span></text:p>
      <text:p text:style-name="P7"><text:span text:style-name="T19"><text:tab/></text:span><text:span text:style-name="T17">(komplementet till A)</text:span></text:p>
      <text:p text:style-name="P29"/>
      <text:p text:style-name="P7"><text:span text:style-name="T19"><text:tab/>{x | x </text:span><text:span text:style-name="T3">∉</text:span><text:span text:style-name="T19"> A}</text:span></text:p>
      <text:p text:style-name="P29"/>
      <text:p text:style-name="P52"><text:tab/>Skrivs även</text:p>
      <text:p text:style-name="P50"><text:span text:style-name="T19"><text:tab/></text:span><text:span text:style-name="T25">∁</text:span><text:span text:style-name="T19">A eller ∁A (den innan</text:span></text:p>
      <text:p text:style-name="P52"><text:tab/>i sans-teckensnitt istället</text:p>
      <text:p text:style-name="P52"><text:tab/>för sans-serif)</text:p>
      <text:p text:style-name="P29"/>
      <text:p text:style-name="P29"/>
      <text:p text:style-name="P29"/>
      <text:p text:style-name="P30">𝓟(A)<text:tab/>Potensmängden till A</text:p>
      <text:p text:style-name="P30"><text:tab/>Mängden av alla A:s</text:p>
      <text:p text:style-name="P30"><text:tab/>delmängder.</text:p>
      <text:p text:style-name="P30"/>
      <text:p text:style-name="P8"><text:span text:style-name="T26"><text:tab/>𝓟(A) = {B | B </text:span><text:span text:style-name="T3">⊆</text:span><text:span text:style-name="T26"> A}</text:span></text:p>
      <text:p text:style-name="P30"/>
      <text:p text:style-name="P30"><text:tab/>Exempel:</text:p>
      <text:p text:style-name="P9"><text:span text:style-name="T26"><text:tab/><text:tab/>𝓟({</text:span><text:span text:style-name="T4">∅</text:span><text:span text:style-name="T26">, 1, </text:span><text:span text:style-name="T27">π</text:span><text:span text:style-name="T26">}) = {</text:span><text:span text:style-name="T4">∅</text:span><text:span text:style-name="T26">, {</text:span><text:span text:style-name="T4">∅</text:span><text:span text:style-name="T26">}, {1}, {</text:span><text:span text:style-name="T27">π</text:span><text:span text:style-name="T26">}</text:span><text:span text:style-name="T27">, {</text:span><text:span text:style-name="T4">∅</text:span><text:span text:style-name="T27">, 1}, {</text:span><text:span text:style-name="T4">∅</text:span><text:span text:style-name="T27">, π}, {</text:span><text:span text:style-name="T26">1, </text:span><text:span text:style-name="T27">π</text:span><text:span text:style-name="T26">}</text:span><text:span text:style-name="T27">, </text:span><text:span text:style-name="T26">{</text:span><text:span text:style-name="T4">∅</text:span><text:span text:style-name="T26">, 1, </text:span><text:span text:style-name="T27">π</text:span><text:span text:style-name="T26">}}</text:span></text:p>
      <text:p text:style-name="P31"/>
      <text:p text:style-name="P53"><text:tab/>Kan även skivas:</text:p>
      <text:p text:style-name="P53"><text:tab/><text:tab/>P(A)</text:p>
      <text:p text:style-name="P53"><text:tab/><text:tab/>℘(A)</text:p>
      <text:p text:style-name="P51"><text:span text:style-name="T27"><text:tab/><text:tab/>2</text:span><text:span text:style-name="T21">A</text:span></text:p>
      <text:p text:style-name="P32"/>
      <text:p text:style-name="P32"/>
      <text:p text:style-name="P9"><text:span text:style-name="T27"><text:tab/></text:span><text:span text:style-name="T26">𝓟(</text:span><text:span text:style-name="T4">∅</text:span><text:span text:style-name="T27">) = {</text:span><text:span text:style-name="T4">∅</text:span><text:span text:style-name="T27">}</text:span></text:p>
      <text:p text:style-name="P9"><text:span text:style-name="T27"><text:tab/>A </text:span><text:span text:style-name="T3">⊆</text:span><text:span text:style-name="T27"> B ⇒ </text:span><text:span text:style-name="T26">𝓟(</text:span><text:span text:style-name="T27">A) </text:span><text:span text:style-name="T3">⊆</text:span><text:span text:style-name="T27"> </text:span><text:span text:style-name="T26">𝓟(</text:span><text:span text:style-name="T27">B)</text:span></text:p>
      <text:p text:style-name="P32"/>
      <text:p text:style-name="P32"/>
      <text:p text:style-name="P32"/>
      <text:p text:style-name="P32"/>
      <text:p text:style-name="P9"><text:span text:style-name="T27">C </text:span><text:span text:style-name="T3">⊆</text:span><text:span text:style-name="T27"> A, A </text:span><text:span text:style-name="T3">⊆</text:span><text:span text:style-name="T27"> B ⇒ C </text:span><text:span text:style-name="T3">⊆</text:span><text:span text:style-name="T27"> B</text:span></text:p>
      <text:p text:style-name="P32"/>
      <text:p text:style-name="P32"/>
      <text:p text:style-name="P32"/>
      <text:p text:style-name="P33">Associativa lagen:<text:tab/>(A ∪ B) ∪ C = A ∪ (B ∪ D)</text:p>
      <text:p text:style-name="P12"><text:span text:style-name="T30"><text:tab/><text:tab/><text:tab/><text:tab/></text:span><text:span text:style-name="T27">(A ∩ B) ∩ C = A ∩ (B ∩ D)</text:span></text:p>
      <text:p text:style-name="P33"/>
      <text:p text:style-name="P33">Kommutativa lagen:<text:tab/>A ∪ B = B ∪ A</text:p>
      <text:p text:style-name="P12"><text:span text:style-name="T30"><text:tab/><text:tab/><text:tab/><text:tab/></text:span><text:span text:style-name="T27">A ∩ B = B ∩ A</text:span></text:p>
      <text:p text:style-name="P33"/>
      <text:p text:style-name="P32">Distributiva lagen:<text:tab/>A ∪ (B ∩ C) = (A ∪ B) ∩ (A ∪ C)</text:p>
      <text:p text:style-name="P32"><text:tab/><text:tab/><text:tab/><text:tab/>A ∩ (B ∪ C) = (A ∩ B) ∪ (A ∩ C)</text:p>
      <text:p text:style-name="P55"><text:span text:style-name="T27">De Morgans lag:<text:tab/><text:tab/>(A ∪ B)</text:span><text:span text:style-name="T21">C</text:span><text:span text:style-name="T27"> = A</text:span><text:span text:style-name="T21">C</text:span><text:span text:style-name="T27"> ∩ B</text:span><text:span text:style-name="T21">C</text:span></text:p>
      <text:p text:style-name="P12"><text:span text:style-name="T30"><text:tab/><text:tab/><text:tab/><text:tab/></text:span><text:span text:style-name="T27">(A ∩ B)</text:span><text:span text:style-name="T21">C</text:span><text:span text:style-name="T27"> = A</text:span><text:span text:style-name="T21">C</text:span><text:span text:style-name="T27"> ∪ B</text:span><text:span text:style-name="T21">C</text:span></text:p>
      <text:p text:style-name="P34"/>
      <text:p text:style-name="P12"><text:span text:style-name="T28">Identitetslagar:<text:tab/><text:tab/>A </text:span><text:span text:style-name="T27">∪</text:span><text:span text:style-name="T28"> A = A</text:span></text:p>
      <text:p text:style-name="P12"><text:span text:style-name="T30"><text:tab/><text:tab/><text:tab/><text:tab/></text:span><text:span text:style-name="T28">A </text:span><text:span text:style-name="T27">∩</text:span><text:span text:style-name="T28"> A = A</text:span></text:p>
      <text:p text:style-name="P12"><text:span text:style-name="T30"><text:tab/><text:tab/><text:tab/><text:tab/></text:span><text:span text:style-name="T28">A </text:span><text:span text:style-name="T27">∩</text:span><text:span text:style-name="T28"> </text:span><text:span text:style-name="T30">𝓤 </text:span><text:span text:style-name="T28">= </text:span><text:span text:style-name="T30">A</text:span></text:p>
      <text:p text:style-name="P12"><text:span text:style-name="T30"><text:tab/><text:tab/><text:tab/><text:tab/></text:span><text:span text:style-name="T28">A </text:span><text:span text:style-name="T27">∪</text:span><text:span text:style-name="T28"> </text:span><text:span text:style-name="T30">∅</text:span><text:span text:style-name="T28"> = A</text:span></text:p>
      <text:p text:style-name="P35"/>
      <text:p text:style-name="P11"><text:span text:style-name="T28">Absorptionslagen:<text:tab/>A </text:span><text:span text:style-name="T27">∪</text:span><text:span text:style-name="T28"> (</text:span><text:span text:style-name="T29">A</text:span><text:span text:style-name="T28"> </text:span><text:span text:style-name="T27">∩</text:span><text:span text:style-name="T28"> </text:span><text:span text:style-name="T29">B</text:span><text:span text:style-name="T28">) =</text:span><text:span text:style-name="T29"> </text:span><text:span text:style-name="T28">A </text:span><text:span text:style-name="T27">∩</text:span><text:span text:style-name="T28"> (</text:span><text:span text:style-name="T29">A</text:span><text:span text:style-name="T28"> </text:span><text:span text:style-name="T27">∪</text:span><text:span text:style-name="T28"> </text:span><text:span text:style-name="T29">B</text:span><text:span text:style-name="T28">)</text:span><text:span text:style-name="T29"> =</text:span><text:span text:style-name="T28"> A</text:span></text:p>
      <text:p text:style-name="P34"/>
      <text:p text:style-name="P10"><text:span text:style-name="T28">Dubbelt komplement</text:span><text:span text:style-name="T30">:</text:span><text:span text:style-name="T28"><text:tab/>(A</text:span><text:span text:style-name="T22">C</text:span><text:span text:style-name="T28">)</text:span><text:span text:style-name="T22">C</text:span><text:span text:style-name="T28"> = A</text:span></text:p>
      <text:p text:style-name="P36"/>
      <text:p text:style-name="P12"><text:span text:style-name="T30">Inverslagar:<text:tab/><text:tab/>A </text:span><text:span text:style-name="T27">∪</text:span><text:span text:style-name="T30"> A</text:span><text:span text:style-name="T23">C</text:span><text:span text:style-name="T30"> = 𝓤</text:span></text:p>
      <text:p text:style-name="P12"><text:span text:style-name="T30"><text:tab/><text:tab/><text:tab/><text:tab/>A </text:span><text:span text:style-name="T27">∩</text:span><text:span text:style-name="T30"> A</text:span><text:span text:style-name="T23">C</text:span><text:span text:style-name="T30"> = ∅</text:span></text:p>
      <text:p text:style-name="P36"/>
      <text:p text:style-name="P12"><text:span text:style-name="T30">Dominanslagar:<text:tab/><text:tab/></text:span><text:span text:style-name="T28">A </text:span><text:span text:style-name="T27">∩</text:span><text:span text:style-name="T28"> </text:span><text:span text:style-name="T30">∅</text:span><text:span text:style-name="T28"> = </text:span><text:span text:style-name="T30">∅<text:tab/><text:tab/><text:tab/></text:span><text:span text:style-name="T5">( <text:s/>A </text:span><text:span text:style-name="T6">∩</text:span><text:span text:style-name="T5"> B = B <text:s/>omm <text:s/>B ⊆ A <text:s/>)</text:span></text:p>
      <text:p text:style-name="P12"><text:span text:style-name="T30"><text:tab/><text:tab/><text:tab/><text:tab/></text:span><text:span text:style-name="T28">A </text:span><text:span text:style-name="T27">∪</text:span><text:span text:style-name="T28"> </text:span><text:span text:style-name="T30">𝓤 </text:span><text:span text:style-name="T28">= </text:span><text:span text:style-name="T30">𝓤<text:tab/><text:tab/><text:tab/></text:span><text:span text:style-name="T5">( <text:s/>A </text:span><text:span text:style-name="T6">∪</text:span><text:span text:style-name="T5"> B = B <text:s/>omm <text:s/>B ⊇ A <text:s/>)</text:span></text:p>
      <text:p text:style-name="P36"/>
      <text:p text:style-name="P36"/>
      <text:p text:style-name="P36"/>
      <text:p text:style-name="P36"><draw:frame draw:style-name="fr1" draw:name="graphics5" text:anchor-type="paragraph" svg:x="4.0146in" svg:y="0.1146in" svg:width="2.5in" svg:height="1.389in" draw:z-index="4"><draw:image xlink:href="Pictures/20000037000018CE00000DC8CF8DBB2C.svm" xlink:type="simple" xlink:show="embed" xlink:actuate="onLoad"/></draw:frame></text:p>
      <text:p text:style-name="P36"/>
      <text:p text:style-name="P36"/>
      <text:p text:style-name="P36"/>
      <text:p text:style-name="P13"><text:span text:style-name="T30">Om A, B disjunkta (</text:span><text:span text:style-name="T28">A </text:span><text:span text:style-name="T27">∩</text:span><text:span text:style-name="T30"> B = ∅):</text:span></text:p>
      <text:p text:style-name="P36"/>
      <text:p text:style-name="P12"><text:span text:style-name="T30"><text:tab/>|A </text:span><text:span text:style-name="T27">∪</text:span><text:span text:style-name="T30"> B| = |A| + |B|</text:span></text:p>
      <text:p text:style-name="P36"/>
      <text:p text:style-name="P36"><draw:frame draw:style-name="fr2" draw:name="graphics6" text:anchor-type="paragraph" svg:x="4.3646in" svg:y="0.1874in" svg:width="1.8055in" svg:height="1.389in" draw:z-index="5"><draw:image xlink:href="Pictures/2000004F000011EA00000DC8B640F324.svm" xlink:type="simple" xlink:show="embed" xlink:actuate="onLoad"/></draw:frame></text:p>
      <text:p text:style-name="P13"><text:span text:style-name="T31">I allmänhet:<text:tab/>(ej disjunkta </text:span><text:span text:style-name="T7">eller disjunkta</text:span><text:span text:style-name="T31">)</text:span></text:p>
      <text:p text:style-name="P37"/>
      <text:p text:style-name="P13"><text:span text:style-name="T31"><text:tab/></text:span><text:span text:style-name="T30">|A </text:span><text:span text:style-name="T27">∪</text:span><text:span text:style-name="T30"> B| = |A| + |B|</text:span><text:span text:style-name="T31"> − |</text:span><text:span text:style-name="T28">A </text:span><text:span text:style-name="T27">∩</text:span><text:span text:style-name="T30"> B</text:span><text:span text:style-name="T31">|</text:span></text:p>
      <text:p text:style-name="P37"><text:tab/> <text:s text:c="3"/>9<text:tab/> <text:s text:c="6"/>5 <text:s text:c="6"/>6 <text:s text:c="9"/>2</text:p>
      <text:p text:style-name="P37"/>
      <text:p text:style-name="P37"/>
      <text:p text:style-name="P37"/>
      <text:p text:style-name="P37"/>
      <text:p text:style-name="P38"/>
      <text:p text:style-name="P57">Exempel:<text:tab/>Hur många tal x, 1 ≤ x ≤ 1000 är delbara med minst en av 4 och 7?</text:p>
      <text:p text:style-name="P38"/>
      <text:p text:style-name="P38"/>
      <text:p text:style-name="P14"><text:span text:style-name="T32"><text:tab/>Låt<text:tab/>A = {x ∈ ℕ | 1 ≤ x ≤ 1000, 4|x}<text:tab/><text:tab/>|A| = </text:span><text:span text:style-name="T32"><draw:frame draw:style-name="fr4" draw:name="Object1" text:anchor-type="as-char" svg:width="0.4571in" svg:height="0.411in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32"> = 250</text:span></text:p>
      <text:p text:style-name="P38"/>
      <text:p text:style-name="P14"><text:span text:style-name="T32"><text:tab/><text:tab/>B = {x ∈ ℕ | 1 ≤ x ≤ 1000, 7|x}<text:tab/><text:tab/>|B| = </text:span><text:span text:style-name="T32"><draw:frame draw:style-name="fr4" draw:name="Object2" text:anchor-type="as-char" svg:width="0.5744in" svg:height="0.4535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2"> = 142</text:span></text:p>
      <text:p text:style-name="P38"/>
      <text:p text:style-name="P38"/>
      <text:p text:style-name="P14"><text:span text:style-name="T32"><text:tab/></text:span><text:span text:style-name="T28">A </text:span><text:span text:style-name="T27">∩</text:span><text:span text:style-name="T30"> B</text:span><text:span text:style-name="T32"> = {x ∈ ℕ | 1 ≤ x ≤ 1000,</text:span><text:span text:style-name="T8"> mgm(4; 7) = </text:span><text:span text:style-name="T32">28|x}</text:span></text:p>
      <text:p text:style-name="P38"/>
      <text:p text:style-name="P14"><text:span text:style-name="T32"><text:tab/><text:tab/>|A </text:span><text:span text:style-name="T27">∩</text:span><text:span text:style-name="T30"> B</text:span><text:span text:style-name="T32">| = </text:span><text:span text:style-name="T32"><draw:frame draw:style-name="fr4" draw:name="Object3" text:anchor-type="as-char" svg:width="0.5744in" svg:height="0.4535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2"> = 35</text:span></text:p>
      <text:p text:style-name="P38"/>
      <text:p text:style-name="P38"/>
      <text:p text:style-name="P14"><text:span text:style-name="T32"><text:tab/></text:span><text:span text:style-name="T30">|A </text:span><text:span text:style-name="T27">∪</text:span><text:span text:style-name="T30"> B| = |A| + |B|</text:span><text:span text:style-name="T31"> − |</text:span><text:span text:style-name="T28">A </text:span><text:span text:style-name="T27">∩</text:span><text:span text:style-name="T30"> B</text:span><text:span text:style-name="T31">|</text:span><text:span text:style-name="T32"> = 250 + 142 − 35 = 3</text:span><text:span text:style-name="T33">57</text:span></text:p>
      <text:p text:style-name="P38"/>
      <text:p text:style-name="P38"/>
      <text:p text:style-name="P38"/>
      <text:p text:style-name="P38"/>
      <text:p text:style-name="P39">Produktmängden:</text:p>
      <text:p text:style-name="P39"><text:tab/></text:p>
      <text:p text:style-name="P39"><text:tab/>A × B = {(a; b) | a ∈ A, b ∈ B}<text:tab/><text:tab/>× <text:s/>Kartesisk produkt </text:p>
      <text:p text:style-name="P39"/>
      <text:p text:style-name="P39"><text:tab/>Mängden av alla par med vänsterelement från A och högerelement från B.</text:p>
      <text:p text:style-name="P39"><text:tab/>Paren är ordnade, (a; b) ≠ (b; a).</text:p>
      <text:p text:style-name="P39"><draw:frame draw:style-name="fr1" draw:name="graphics7" text:anchor-type="paragraph" svg:x="0.8374in" svg:y="0.0902in" svg:width="4.1665in" svg:height="2.778in" draw:z-index="9"><draw:image xlink:href="Pictures/200000A90000295700001B90BDC3F30C.svm" xlink:type="simple" xlink:show="embed" xlink:actuate="onLoad"/></draw:frame></text:p>
      <text:p text:style-name="P39"><draw:custom-shape text:anchor-type="paragraph" draw:z-index="10" draw:style-name="gr1" draw:text-style-name="P68" svg:width="0.2087in" svg:height="1.9276in" svg:x="1.0925in" svg:y="0.1929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custom-shape text:anchor-type="paragraph" draw:z-index="11" draw:style-name="gr1" draw:text-style-name="P68" svg:width="0.2087in" svg:height="3.2031in" draw:transform="rotate (1.5707963267946) translate (1.38958333333333in 0.263888888888889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39"/>
      <text:p text:style-name="P39"/>
      <text:p text:style-name="P39"/>
      <text:p text:style-name="P15"><text:span text:style-name="T33"><text:tab/>ℝ × ℝ = ℝ</text:span><text:span text:style-name="T24">2</text:span><text:span text:style-name="T33"><text:tab/><text:tab/>— svarar mot punkter i planet</text:span></text:p>
      <text:p text:style-name="P39"/>
      <text:p text:style-name="P58">Induktionsbevis</text:p>
      <text:p text:style-name="P40"/>
      <text:p text:style-name="P40"/>
      <text:p text:style-name="P40">För att visa ett påstående P(n) ∀ n ∈ ℕ</text:p>
      <text:p text:style-name="P40">räcker det att visa:</text:p>
      <text:p text:style-name="P40"/>
      <text:p text:style-name="P16"><text:span text:style-name="T34"><text:tab/>1)<text:tab/>P(0)<text:tab/><text:tab/><text:tab/><text:tab/><text:tab/><text:tab/>bas</text:span><text:span text:style-name="T35"><text:tab/></text:span><text:span text:style-name="T9">(0 är lägsta talet i mängden)</text:span></text:p>
      <text:p text:style-name="P40"/>
      <text:p text:style-name="P17"><text:span text:style-name="T34"><text:tab/><text:tab/>P(k) ⇒</text:span><text:span text:style-name="T35"> </text:span><text:span text:style-name="T34">P(k + 1)<text:tab/>∀ k ∈ ℕ<text:tab/><text:tab/>steg</text:span></text:p>
      <text:p text:style-name="P40"/>
      <text:p text:style-name="P16"><text:span text:style-name="T34"><text:tab/><text:tab/><text:tab/>1 + 2 + … + n = </text:span><text:span text:style-name="T34"><draw:frame draw:style-name="fr4" draw:name="Object4" text:anchor-type="as-char" svg:width="0.6201in" svg:height="0.4161in" draw:z-index="15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0"/>
      <text:p text:style-name="P40"><text:tab/>2)<text:tab/>För alla k ∈ ℕ</text:p>
      <text:p text:style-name="P40"/>
      <text:p text:style-name="P17"><text:span text:style-name="T34"><text:tab/><text:tab/>(</text:span><text:span text:style-name="T35">P(m) </text:span><text:span text:style-name="T34">∀ </text:span><text:span text:style-name="T35">m</text:span><text:span text:style-name="T34"> ∈ ℕ</text:span><text:span text:style-name="T35">, m &lt; k</text:span><text:span text:style-name="T34">)</text:span><text:span text:style-name="T35"> </text:span><text:span text:style-name="T34">⇒</text:span><text:span text:style-name="T35"> P(k)</text:span></text:p>
      <text:p text:style-name="P41"/>
      <text:p text:style-name="P41"/>
      <text:p text:style-name="P17"><text:span text:style-name="T35">Ty:<text:tab/>Antag att 1) eller 2) gäller, men P(n) falskt för någpt n </text:span><text:span text:style-name="T34">∈ ℕ</text:span><text:span text:style-name="T35">.</text:span></text:p>
      <text:p text:style-name="P17"/>
      <text:p text:style-name="P17"><text:span text:style-name="T35"><text:tab/>Då </text:span><text:span text:style-name="T49">f</text:span><text:span text:style-name="T35">inns ett minst n</text:span><text:span text:style-name="T36">0</text:span><text:span text:style-name="T35"> </text:span><text:span text:style-name="T34">∈ ℕ</text:span><text:span text:style-name="T35"> med P(n</text:span><text:span text:style-name="T36">0</text:span><text:span text:style-name="T35">) falskt.</text:span></text:p>
      <text:p text:style-name="P41"/>
      <text:p text:style-name="P17"><text:span text:style-name="T35"><text:tab/>Fall<text:tab/>1)<text:tab/>n</text:span><text:span text:style-name="T36">0</text:span><text:span text:style-name="T35"> = 0</text:span><text:span text:style-name="T41"> ?</text:span></text:p>
      <text:p text:style-name="P41"/>
      <text:p text:style-name="P17"><text:span text:style-name="T35"><text:tab/><text:tab/><text:tab/>Nej, P(0) sann annars (basen) n</text:span><text:span text:style-name="T36">0</text:span><text:span text:style-name="T35"> ) k + 1, något k </text:span><text:span text:style-name="T34">∈ ℕ</text:span><text:span text:style-name="T35">,</text:span></text:p>
      <text:p text:style-name="P17"><text:span text:style-name="T35"><text:tab/><text:tab/><text:tab/>där P(k) sann (m minst), steget get P(n</text:span><text:span text:style-name="T36">0</text:span><text:span text:style-name="T35">) sann.</text:span></text:p>
      <text:p text:style-name="P41"/>
      <text:p text:style-name="P17"><text:span text:style-name="T35"><text:tab/><text:tab/>2)<text:tab/>P(m) sant för alla m </text:span><text:span text:style-name="T34">∈ ℕ</text:span><text:span text:style-name="T35">, m &lt; n</text:span><text:span text:style-name="T36">0</text:span><text:span text:style-name="T35"> (n</text:span><text:span text:style-name="T36">0</text:span><text:span text:style-name="T35"> minsta m, P falskt),</text:span></text:p>
      <text:p text:style-name="P17"><text:span text:style-name="T35"><text:tab/><text:tab/><text:tab/>så P(m</text:span><text:span text:style-name="T36">0</text:span><text:span text:style-name="T35">) sann. Omöjlig</text:span><text:span text:style-name="T49">t</text:span><text:span text:style-name="T35"> i båda fallen så påståendet stämmer.</text:span></text:p>
      <text:p text:style-name="P41"/>
      <text:p text:style-name="P41"/>
      <text:p text:style-name="P41"/>
      <text:p text:style-name="P41"/>
      <text:p text:style-name="P42"/>
      <text:p text:style-name="P42">Rekursion</text:p>
      <text:p text:style-name="P42"/>
      <text:p text:style-name="P42">Exempel:<text:tab/>På hur många olika sätt kan en 2×n gång läggas med 2×1 plattor?</text:p>
      <text:p text:style-name="P42"/>
      <text:p text:style-name="P18"><draw:frame draw:style-name="fr2" draw:name="graphics8" text:anchor-type="paragraph" svg:x="0.9626in" svg:y="0.3465in" svg:width="4.1665in" svg:height="1.111in" draw:z-index="12"><draw:image xlink:href="Pictures/200000A30000295700000B06702CA07D.svm" xlink:type="simple" xlink:show="embed" xlink:actuate="onLoad"/></draw:frame><text:span text:style-name="T41"><text:tab/><text:tab/>Kalla antalet p</text:span><text:span text:style-name="T37">n</text:span><text:span text:style-name="T41">.</text:span></text:p>
      <text:p text:style-name="P56"><text:span text:style-name="T42"><text:tab/><text:tab/>Svårt att finna en “formel”, lätt med </text:span><text:span text:style-name="T43">rekursion</text:span><text:span text:style-name="T42">.</text:span></text:p>
      <text:p text:style-name="P43"><draw:frame draw:style-name="fr2" draw:name="graphics9" text:anchor-type="paragraph" svg:x="3.9693in" svg:y="0.0626in" svg:width="1.111in" svg:height="2.778in" draw:z-index="13"><draw:image xlink:href="Pictures/2000008500000B0600001B9078018D7D.svm" xlink:type="simple" xlink:show="embed" xlink:actuate="onLoad"/></draw:frame></text:p>
      <text:p text:style-name="P19"><text:span text:style-name="T42"><text:tab/><text:tab/>p</text:span><text:span text:style-name="T38">0</text:span><text:span text:style-name="T42"> = p</text:span><text:span text:style-name="T38">1</text:span><text:span text:style-name="T42"> = 1</text:span></text:p>
      <text:p text:style-name="P43"/>
      <text:p text:style-name="P19"><text:span text:style-name="T42"><text:tab/><text:tab/>p</text:span><text:span text:style-name="T38">2</text:span><text:span text:style-name="T42">, p</text:span><text:span text:style-name="T38">3</text:span><text:span text:style-name="T42">, p</text:span><text:span text:style-name="T38">4</text:span><text:span text:style-name="T42">, p</text:span><text:span text:style-name="T38">5</text:span><text:span text:style-name="T42"> = 2, 3, 5, 8</text:span></text:p>
      <text:p text:style-name="P43"/>
      <text:p text:style-name="P43"><text:tab/></text:p>
      <text:p text:style-name="P44"/>
      <text:p text:style-name="P44"><text:tab/><text:tab/>Man kommer fram till en funktion</text:p>
      <text:p text:style-name="P44"><text:tab/><text:tab/>med hjälp av tidigare värden.</text:p>
      <text:p text:style-name="P44"/>
      <text:p text:style-name="P20"><text:span text:style-name="T44"><text:tab/><text:tab/>P</text:span><text:span text:style-name="T39">n</text:span><text:span text:style-name="T44"> = F</text:span><text:span text:style-name="T39">n + 1</text:span><text:span text:style-name="T44">,<text:tab/>F</text:span><text:span text:style-name="T39">n</text:span><text:span text:style-name="T44"> är Fibonaccitalen.</text:span></text:p>
      <text:p text:style-name="P44"/>
      <text:p text:style-name="P20"><text:span text:style-name="T44"><text:tab/><text:tab/>F</text:span><text:span text:style-name="T39">0</text:span><text:span text:style-name="T44"> = </text:span><text:span text:style-name="T50">0</text:span><text:span text:style-name="T44">,<text:tab/>F</text:span><text:span text:style-name="T39">1</text:span><text:span text:style-name="T44"> = 1</text:span></text:p>
      <text:p text:style-name="P20"><text:span text:style-name="T44"><text:tab/><text:tab/>F</text:span><text:span text:style-name="T39">n</text:span><text:span text:style-name="T44"> = F</text:span><text:span text:style-name="T39">n − 1</text:span><text:span text:style-name="T44"> + F</text:span><text:span text:style-name="T39">n − 2</text:span><text:span text:style-name="T44">,<text:tab/><text:tab/>n = 2, 3, …</text:span></text:p>
      <text:p text:style-name="P44"><text:tab/><text:tab/><text:tab/><text:tab/><text:tab/><text:tab/> <text:s text:c="4"/>steg</text:p>
      <text:p text:style-name="P44"/>
      <text:p text:style-name="P44"/>
      <text:p text:style-name="P44"/>
      <text:p text:style-name="P44"/>
      <text:p text:style-name="P60"><text:span text:style-name="T44">Rekursion:</text:span><text:span text:style-name="T45"><text:tab/></text:span><text:span text:style-name="T44">Om G</text:span><text:span text:style-name="T44">(n; ƒ) är definierad för alla n ∈ ℕ och</text:span></text:p>
      <text:p text:style-name="P61"><text:tab/><text:tab/>ƒ : {0, 1, …, n − 1} → X</text:p>
      <text:p text:style-name="P44"/>
      <text:p text:style-name="P44"><text:tab/><text:tab/>så finns precis en funktion ƒ(n), n ∈ ℕ.</text:p>
      <text:p text:style-name="P44"/>
      <text:p text:style-name="P44"><text:tab/><text:tab/>1)</text:p>
      <text:p text:style-name="P20"><text:span text:style-name="T44"><text:tab/><text:tab/><text:tab/></text:span><text:span text:style-name="T44"><draw:frame draw:style-name="fr4" draw:name="Object5" text:anchor-type="as-char" svg:width="2.8346in" svg:height="0.4665in" draw:z-index="16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4"/>
      <text:p text:style-name="P44"><text:tab/><text:tab/>2)</text:p>
      <text:p text:style-name="P20"><text:span text:style-name="T44"><text:tab/><text:tab/><text:tab/>ƒ(n) = G(n</text:span><text:span text:style-name="T50">;</text:span><text:span text:style-name="T44"> ƒ) </text:span><text:span text:style-name="T50">≥</text:span><text:span text:style-name="T44"> </text:span><text:span text:style-name="T45">0, 1, …, n − 1</text:span></text:p>
      <text:p text:style-name="P45"/>
      <text:p text:style-name="P45"/>
      <text:p text:style-name="P45"/>
      <text:p text:style-name="P45"/>
      <text:p text:style-name="P45"/>
      <text:p text:style-name="P46">Exempel:<text:tab/>Visa med induktion att</text:p>
      <text:p text:style-name="P46"/>
      <text:p text:style-name="P21"><text:span text:style-name="T45"><text:tab/><text:tab/></text:span><text:span text:style-name="T45"><draw:frame draw:style-name="fr4" draw:name="Object6" text:anchor-type="as-char" svg:width="2.6752in" svg:height="0.5465in" draw:z-index="1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6"/>
      <text:p text:style-name="P46"><text:tab/><text:tab/>Antag sant för m &lt; k, visa att definitionen är sann för m = k</text:p>
      <text:p text:style-name="P46"/>
      <text:p text:style-name="P46"><text:tab/><text:tab/><text:tab/>k = 0, 1, …</text:p>
      <text:p text:style-name="P46"><text:tab/><text:tab/><text:tab/>k = 2, 3, …</text:p>
      <text:p text:style-name="P47"><text:soft-page-break/>Om funktionen säger att ƒ : X → Y<text:tab/><text:tab/>(X och Y är mängder)</text:p>
      <text:p text:style-name="P22"><text:span text:style-name="T46">Exakt en</text:span><text:span text:style-name="T51"> </text:span><text:span text:style-name="T46">pil från varje x </text:span><text:span text:style-name="T44">∈</text:span><text:span text:style-name="T46"> X. </text:span><text:span text:style-name="T10">(Injektiv)</text:span></text:p>
      <text:p text:style-name="P47"/>
      <text:p text:style-name="P47">X är ƒ:s domän, defintionsmängd</text:p>
      <text:p text:style-name="P22"><text:span text:style-name="T46">Y är ƒ:s kodomän, målmängd</text:span><text:span text:style-name="T10"> (värdemängd)</text:span></text:p>
      <text:p text:style-name="P47"/>
      <text:p text:style-name="P22"><text:span text:style-name="T46">( <text:s text:c="2"/>ibland</text:span><text:span text:style-name="T52">:</text:span><text:span text:style-name="T46"> <text:s/>ƒ = {(x, ƒ(x)) | x </text:span><text:span text:style-name="T44">∈</text:span><text:span text:style-name="T46"> X} ⊆ X×Y <text:s text:c="2"/>)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23"><text:span text:style-name="T46">Sammansättning av funktioner<text:tab/><text:tab/></text:span><text:span text:style-name="T10">(</text:span><text:span text:style-name="T11">konkatenering, konkatination</text:span><text:span text:style-name="T12">inkorrekt</text:span><text:span text:style-name="T10">)</text:span></text:p>
      <text:p text:style-name="P47"/>
      <text:p text:style-name="P23"><text:span text:style-name="T46"><text:tab/> ƒ</text:span><text:span text:style-name="T47"> : X → Y,<text:tab/>g : Y → Z</text:span></text:p>
      <text:p text:style-name="P48"/>
      <text:p text:style-name="P23"><text:span text:style-name="T47"><text:tab/>g∘</text:span><text:span text:style-name="T46">ƒ</text:span><text:span text:style-name="T47"> : X → Z <text:s text:c="2"/>definieras av <text:s text:c="2"/>(g∘</text:span><text:span text:style-name="T46">ƒ</text:span><text:span text:style-name="T47">)(x) = g(</text:span><text:span text:style-name="T46">ƒ</text:span><text:span text:style-name="T47">(x))</text:span></text:p>
      <text:p text:style-name="P23"><text:span text:style-name="T47"><text:tab/></text:span><text:span text:style-name="T11">(skrivs ibland</text:span><text:span text:style-name="T13"> (alltid av läraren)</text:span><text:span text:style-name="T11">, men bör inte skrivas</text:span><text:span text:style-name="T13">,</text:span><text:span text:style-name="T11"> g</text:span><text:span text:style-name="T10">ƒ</text:span><text:span text:style-name="T11">)</text:span></text:p>
      <text:p text:style-name="P48"/>
      <text:p text:style-name="P48"><draw:frame draw:style-name="fr3" draw:name="graphics10" text:anchor-type="paragraph" svg:width="4.861in" svg:height="1.111in" draw:z-index="14"><draw:image xlink:href="Pictures/200000AF0000303B00000B066DA1EF50.svm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Viktiga typer av funktioner</text:p>
      <text:p text:style-name="P48"/>
      <text:p text:style-name="P48"><text:tab/>Injektion:<text:span text:style-name="T52"><text:tab/></text:span><text:span text:style-name="T48">a</text:span>lla y<text:span text:style-name="T46"> </text:span><text:span text:style-name="T44">∈</text:span> Y är bilder av högst ett x<text:span text:style-name="T48"> </text:span><text:span text:style-name="T44">∈</text:span><text:span text:style-name="T48"> X</text:span></text:p>
      <text:p text:style-name="P49"/>
      <text:p text:style-name="P24"><text:span text:style-name="T48"><text:tab/><text:tab/><text:tab/>[⇔ ekvivalent y = </text:span><text:span text:style-name="T46">ƒ</text:span><text:span text:style-name="T48">(x) högstt en lösning x </text:span><text:span text:style-name="T44">∈</text:span><text:span text:style-name="T48"> X</text:span></text:p>
      <text:p text:style-name="P24"><text:span text:style-name="T48"><text:tab/><text:tab/><text:tab/>för alla y </text:span><text:span text:style-name="T44">∈</text:span><text:span text:style-name="T48"> Y ⇔ ( </text:span><text:span text:style-name="T46">ƒ</text:span><text:span text:style-name="T48">(x</text:span><text:span text:style-name="T40">1</text:span><text:span text:style-name="T48">) = </text:span><text:span text:style-name="T46">ƒ</text:span><text:span text:style-name="T48">(x</text:span><text:span text:style-name="T40">2</text:span><text:span text:style-name="T48">) ⇒ x</text:span><text:span text:style-name="T40">1</text:span><text:span text:style-name="T48"> = x</text:span><text:span text:style-name="T40">2</text:span><text:span text:style-name="T48"> )]</text:span></text:p>
      <text:p text:style-name="P49"><draw:frame draw:style-name="fr2" draw:name="graphics11" text:anchor-type="paragraph" svg:x="0.9693in" svg:y="0.6417in" svg:width="5.278in" svg:height="1.111in" draw:z-index="18"><draw:image xlink:href="Pictures/200000D30000345E00000B06591FFFA0.svm" xlink:type="simple" xlink:show="embed" xlink:actuate="onLoad"/></draw:frame></text:p>
      <text:p text:style-name="P67"><text:span text:style-name="T52">Surjektion:</text:span></text:p>
      <text:p text:style-name="P65"><text:span text:style-name="T52"><text:tab/>Samma sak fast minst ett instället för högst ett.</text:span></text:p>
      <text:p text:style-name="P65"><text:span text:style-name="T52"/></text:p>
      <text:p text:style-name="P65"><text:span text:style-name="T52"/></text:p>
      <text:p text:style-name="P65"><text:span text:style-name="T52">Bijektion:</text:span></text:p>
      <text:p text:style-name="P65"><text:span text:style-name="T52"><text:tab/>Exakt ett, med andra ord surjektion och injektion samtidigt.</text:span></text:p>
      <text:p text:style-name="P65"/>
      <text:p text:style-name="P65"/>
      <text:p text:style-name="P65"/>
      <text:p text:style-name="P65"/>
      <text:p text:style-name="P65"/>
      <text:p text:style-name="P65">Surjektion:</text:p>
      <text:p text:style-name="P65"/>
      <text:p text:style-name="P64"><text:span text:style-name="T53"><text:tab/>Givet z ∈ Z så fin</text:span><text:span text:style-name="T54">n</text:span><text:span text:style-name="T53">s y ∈ Y med</text:span></text:p>
      <text:p text:style-name="P65"/>
      <text:p text:style-name="P65"><text:tab/>z = g(x), men y = ƒ(x), något x ∈ X<text:tab/><text:tab/>(ƒ surjektiv)</text:p>
      <text:p text:style-name="P65"/>
      <text:p text:style-name="P64"><text:span text:style-name="T53"><text:tab/>så z = g(x) = g(ƒ(x)) = (g</text:span><text:span text:style-name="T14">∘</text:span><text:span text:style-name="T53">ƒ)(x) så g</text:span><text:span text:style-name="T14">∘</text:span><text:span text:style-name="T53">ƒ surjektiv.</text:span></text:p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style style:name="MP2" style:family="paragraph" style:parent-style-name="Footer">
      <style:text-properties fo:font-size="12pt" officeooo:rsid="00506384" officeooo:paragraph-rsid="00506384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2-19T21:56:50</dc:date>
    <dc:creator>Mattias </dc:creator>
    <meta:editing-duration>PT32H18M28S</meta:editing-duration>
    <meta:editing-cycles>64</meta:editing-cycles>
    <meta:generator>OpenOffice.org/3.2$Linux OpenOffice.org_project/320m19$Build-9505</meta:generator>
    <meta:document-statistic meta:table-count="0" meta:image-count="11" meta:object-count="6" meta:page-count="8" meta:paragraph-count="138" meta:word-count="1086" meta:character-count="4292"/>
  </office:meta>
</office:document-meta>
</file>

<file path=Object 1/content.xml><?xml version="1.0" encoding="utf-8"?>
<math xmlns="http://www.w3.org/1998/Math/MathML">
  <semantics>
    <mfrac>
      <mn>1000</mn>
      <mn>4</mn>
    </mfrac>
    <annotation encoding="StarMath 5.0">1000 over 4</annotation>
  </semantics>
</math>
</file>

<file path=Object 2/content.xml><?xml version="1.0" encoding="utf-8"?>
<math xmlns="http://www.w3.org/1998/Math/MathML">
  <semantics>
    <mfenced open="⌊" close="⌋">
      <mfrac>
        <mn>1000</mn>
        <mn>7</mn>
      </mfrac>
    </mfenced>
    <annotation encoding="StarMath 5.0">left lfloor 1000 over 7 right rfloor</annotation>
  </semantics>
</math>
</file>

<file path=Object 3/content.xml><?xml version="1.0" encoding="utf-8"?>
<math xmlns="http://www.w3.org/1998/Math/MathML">
  <semantics>
    <mfenced open="⌊" close="⌋">
      <mfrac>
        <mn>1000</mn>
        <mn>28</mn>
      </mfrac>
    </mfenced>
    <annotation encoding="StarMath 5.0">left lfloor 1000 over 28 right rfloor</annotation>
  </semantics>
</math>
</file>

<file path=Object 4/content.xml><?xml version="1.0" encoding="utf-8"?>
<math xmlns="http://www.w3.org/1998/Math/MathML">
  <semantics>
    <mfrac>
      <mrow>
        <mi mathvariant="normal">n</mi>
        <mrow>
          <mo stretchy="false">(</mo>
          <mrow>
            <mi mathvariant="normal">n</mi>
            <mo stretchy="false">+</mo>
            <mn>1</mn>
          </mrow>
          <mo stretchy="false">)</mo>
        </mrow>
      </mrow>
      <mi mathvariant="normal">n</mi>
    </mfrac>
    <annotation encoding="StarMath 5.0">{n(n + 1)} over n</annotation>
  </semantics>
</math>
</file>

<file path=Object 5/content.xml><?xml version="1.0" encoding="utf-8"?>
<math xmlns="http://www.w3.org/1998/Math/MathML">
  <semantics>
    <mrow>
      <mi stretchy="true" mathvariant="normal">{</mi>
      <mtable>
        <mtr>
          <mtd>
            <mrow>
              <mi mathvariant="normal">ƒ</mi>
              <mrow>
                <mo stretchy="false">(</mo>
                <mn>0</mn>
                <mo stretchy="false">)</mo>
              </mrow>
            </mrow>
          </mtd>
          <mtd>
            <mtext>given</mtext>
          </mtd>
          <mtd>
            <mtext>bas</mtext>
          </mtd>
        </mtr>
        <mtr>
          <mtd>
            <mrow>
              <mi mathvariant="normal">ƒ</mi>
              <mrow>
                <mo stretchy="false">(</mo>
                <mrow>
                  <mi mathvariant="normal">k</mi>
                  <mo stretchy="false">+</mo>
                  <mn>1</mn>
                </mrow>
                <mo stretchy="false">)</mo>
              </mrow>
            </mrow>
          </mtd>
          <mtd>
            <mrow>
              <mtext>bestäms av </mtext>
              <mi mathvariant="normal">k</mi>
              <mi mathvariant="normal">,</mi>
              <mi mathvariant="normal">ƒ</mi>
              <mrow>
                <mo stretchy="false">(</mo>
                <mi mathvariant="normal">k</mi>
                <mo stretchy="false">)</mo>
              </mrow>
            </mrow>
          </mtd>
          <mtd>
            <mtext>steg</mtext>
          </mtd>
        </mtr>
      </mtable>
    </mrow>
    <annotation encoding="StarMath 5.0">alignl left lbrace matrix{
ƒ(0) # "given" # "bas" ##
ƒ(k + 1) # "bestäms av " k, ƒ(k) # "steg"
} right none</annotation>
  </semantics>
</math>
</file>

<file path=Object 6/content.xml><?xml version="1.0" encoding="utf-8"?>
<math xmlns="http://www.w3.org/1998/Math/MathML">
  <semantics>
    <mrow>
      <mi mathvariant="normal">P</mi>
      <mrow>
        <mo stretchy="false">(</mo>
        <mi mathvariant="normal">n</mi>
        <mo stretchy="false">)</mo>
      </mrow>
      <mi/>
      <mi mathvariant="normal">:</mi>
      <mi/>
      <mrow>
        <msub>
          <mi mathvariant="normal">F</mi>
          <mi mathvariant="normal">n</mi>
        </msub>
        <mi mathvariant="normal">=</mi>
        <mfrac>
          <mn>1</mn>
          <msqrt>
            <mn>5</mn>
          </msqrt>
        </mfrac>
      </mrow>
      <mfenced open="" close="">
        <mrow>
          <msup>
            <mfenced open="" close="">
              <mfrac>
                <mrow>
                  <mn>1</mn>
                  <mo stretchy="false">+</mo>
                  <msqrt>
                    <mn>5</mn>
                  </msqrt>
                </mrow>
                <mn>2</mn>
              </mfrac>
            </mfenced>
            <mi mathvariant="normal">n</mi>
          </msup>
          <mi mathvariant="normal">−</mi>
          <msup>
            <mfenced open="" close="">
              <mfrac>
                <mrow>
                  <mn>1</mn>
                  <mi mathvariant="normal">−</mi>
                  <msqrt>
                    <mn>5</mn>
                  </msqrt>
                </mrow>
                <mn>2</mn>
              </mfrac>
            </mfenced>
            <mi mathvariant="normal">n</mi>
          </msup>
        </mrow>
      </mfenced>
    </mrow>
    <annotation encoding="StarMath 5.0">P(n)  ``:``  F_n = {1 over sqrt 5} left ( left ( {1 + sqrt 5} over 2 right )^n - left ( {1 - sqrt 5} over 2 right )^n right )</annotation>
  </semantics>
</math>
</file>